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572" officeooo:paragraph-rsid="00197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n, but not heard: non-verbal. cat like creature. Will often sit nearby, but does not respond well to being directly communicated to unless they initiate.</text:p>
      <text:p text:style-name="P1"><text:line-break/>Heard, but not seen: enderman like creature. Likes hidey holes and will love sending you things and hearing about things, but is very shy in person.</text:p>
      <text:p text:style-name="P1"/>
      <text:p text:style-name="P1">Tethered/contact: squishmallow like. Loves weighted blankets and other strong touch related thing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47:30.102213891</meta:creation-date>
    <dc:date>2024-05-14T12:17:33.367426285</dc:date>
    <meta:editing-duration>PT30M4S</meta:editing-duration>
    <meta:editing-cycles>1</meta:editing-cycles>
    <meta:generator>LibreOffice/7.6.6.3$Linux_X86_64 LibreOffice_project/60$Build-3</meta:generator>
    <meta:document-statistic meta:table-count="0" meta:image-count="0" meta:object-count="0" meta:page-count="1" meta:paragraph-count="3" meta:word-count="63" meta:character-count="405" meta:non-whitespace-character-count="343"/>
  </office:meta>
</office:document-meta>
</file>